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1.27mm"/>
    </style:style>
    <style:style style:name="co2" style:family="table-column">
      <style:table-column-properties fo:break-before="auto" style:column-width="23.32mm"/>
    </style:style>
    <style:style style:name="co3" style:family="table-column">
      <style:table-column-properties fo:break-before="auto" style:column-width="27.85mm"/>
    </style:style>
    <style:style style:name="co4" style:family="table-column">
      <style:table-column-properties fo:break-before="auto" style:column-width="130.67mm"/>
    </style:style>
    <style:style style:name="co5" style:family="table-column">
      <style:table-column-properties fo:break-before="auto" style:column-width="27.18mm"/>
    </style:style>
    <style:style style:name="co6" style:family="table-column">
      <style:table-column-properties fo:break-before="auto" style:column-width="24.6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Mono"/>
    </style:style>
    <style:style style:name="ce4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startIDE Befehlsreferenz</text:p>
          </table:table-cell>
          <table:covered-table-cell table:style-name="Default"/>
          <table:covered-table-cell table:number-columns-repeated="2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table:style-name="ce2" office:value-type="string" calcext:value-type="string">
            <text:p>Eingänge</text:p>
          </table:table-cell>
          <table:table-cell office:value-type="string" calcext:value-type="string">
            <text:p>WaitInDig</text:p>
          </table:table-cell>
          <table:table-cell/>
          <table:table-cell office:value-type="string" calcext:value-type="string">
            <text:p>&lt;Gerät&gt; &lt;Port&gt; &lt;Bedingung&gt; &lt;Timeout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fInDig</text:p>
          </table:table-cell>
          <table:table-cell/>
          <table:table-cell office:value-type="string" calcext:value-type="string">
            <text:p>&lt;Gerät&gt; &lt;Port&gt; &lt;Bedingung&gt; &lt;Sprungziel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WaitIn</text:p>
          </table:table-cell>
          <table:table-cell/>
          <table:table-cell office:value-type="string" calcext:value-type="string">
            <text:p>&lt;Gerät&gt; &lt;Port&gt; &lt;Eingangstyp&gt; &lt;Bedingung&gt; &lt;Vergl.-Wert&gt; &lt;Timeout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fIn</text:p>
          </table:table-cell>
          <table:table-cell/>
          <table:table-cell office:value-type="string" calcext:value-type="string">
            <text:p>&lt;Gerät&gt; &lt;Port&gt; &lt;Eingangstyp&gt; &lt;Bedingung&gt; &lt;Vergl.-Wert&gt; &lt;Sprungziel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ueryIn</text:p>
          </table:table-cell>
          <table:table-cell/>
          <table:table-cell office:value-type="string" calcext:value-type="string">
            <text:p>&lt;Gerät&gt; &lt;Port&gt; &lt;Eingangstyp&gt; &lt;Text&gt;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 calcext:value-type="string">
            <text:p>Ausgänge</text:p>
          </table:table-cell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&lt;Gerät&gt; &lt;Port&gt; &lt;Leistung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otor</text:p>
          </table:table-cell>
          <table:table-cell/>
          <table:table-cell office:value-type="string" calcext:value-type="string">
            <text:p>&lt;Gerät&gt; &lt;Port&gt; &lt;Richtung&gt; &lt;Leistung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otorP</text:p>
          </table:table-cell>
          <table:table-cell/>
          <table:table-cell office:value-type="string" calcext:value-type="string">
            <text:p>&lt;Gerät&gt; &lt;Port&gt; &lt;Endschalter&gt; &lt;Pulsgeber&gt; &lt;Richtung&gt; &lt;Leistung&gt; &lt;Pulszahl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otorE</text:p>
          </table:table-cell>
          <table:table-cell/>
          <table:table-cell office:value-type="string" calcext:value-type="string">
            <text:p>&lt;Gerät&gt; &lt;Port&gt; &lt;Endschalter&gt; &lt;Richtung&gt; &lt;Leistung&gt; &lt;Pulszahl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otorES</text:p>
          </table:table-cell>
          <table:table-cell/>
          <table:table-cell office:value-type="string" calcext:value-type="string">
            <text:p>&lt;Gerät&gt; &lt;Port&gt; &lt;Sync.Port&gt; <text:s/>&lt;Richtung&gt; &lt;Leistung&gt; &lt;Pulszahl&gt;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 calcext:value-type="string">
            <text:p>Variable</text:p>
          </table:table-cell>
          <table:table-cell office:value-type="string" calcext:value-type="string">
            <text:p>Init</text:p>
          </table:table-cell>
          <table:table-cell/>
          <table:table-cell office:value-type="string" calcext:value-type="string">
            <text:p>&lt;Name&gt; &lt;Wert&gt;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From…</text:p>
          </table:table-cell>
          <table:table-cell table:style-name="ce3" office:value-type="string" calcext:value-type="string">
            <text:p>FromIn</text:p>
          </table:table-cell>
          <table:table-cell table:style-name="ce4" office:value-type="string" calcext:value-type="string">
            <text:p>&lt;Gerät&gt; &lt;Port&gt; &lt;Eingangstyp&gt; &lt;Variable&gt;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3" office:value-type="string" calcext:value-type="string">
            <text:p>FromKeypad</text:p>
          </table:table-cell>
          <table:table-cell office:value-type="string" calcext:value-type="string">
            <text:p>&lt;Variable&gt; &lt;Min.-Wert&gt; &lt;Max.-Wert&gt;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3" office:value-type="string" calcext:value-type="string">
            <text:p>FromDial</text:p>
          </table:table-cell>
          <table:table-cell office:value-type="string" calcext:value-type="string">
            <text:p>&lt;Variable&gt; &lt;Min.-Wert&gt; &lt;Max.-Wert&gt; &lt;Text&gt;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3" office:value-type="string" calcext:value-type="string">
            <text:p>FromButtons</text:p>
          </table:table-cell>
          <table:table-cell office:value-type="string" calcext:value-type="string">
            <text:p>&lt;Variable&gt; &lt;Buttontext 1&gt; … &lt;Buttontext 7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ueryVar</text:p>
          </table:table-cell>
          <table:table-cell/>
          <table:table-cell office:value-type="string" calcext:value-type="string">
            <text:p>&lt;Variable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fVar</text:p>
          </table:table-cell>
          <table:table-cell/>
          <table:table-cell office:value-type="string" calcext:value-type="string">
            <text:p>&lt;Variable&gt; &lt;Bedingung&gt; &lt;Vergl.-Wert&gt; &lt;Sprungziel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lc</text:p>
          </table:table-cell>
          <table:table-cell/>
          <table:table-cell office:value-type="string" calcext:value-type="string">
            <text:p>&lt;Zielvariable&gt; &lt;Operand 1&gt; &lt;Operator&gt; &lt;Operand 2&gt;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table:style-name="ce2" office:value-type="string" calcext:value-type="string">
            <text:p>Steuerung</text:p>
          </table:table-cell>
          <table:table-cell office:value-type="string" calcext:value-type="string">
            <text:p># commen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ag</text:p>
          </table:table-cell>
          <table:table-cell/>
          <table:table-cell office:value-type="string" calcext:value-type="string">
            <text:p>&lt;Sprungmarke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Jump</text:p>
          </table:table-cell>
          <table:table-cell/>
          <table:table-cell office:value-type="string" calcext:value-type="string">
            <text:p>&lt;Sprungziel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opTo</text:p>
          </table:table-cell>
          <table:table-cell/>
          <table:table-cell office:value-type="string" calcext:value-type="string">
            <text:p>&lt;Sprungmarke&gt; &lt;Anzahl&gt;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Time</text:p>
          </table:table-cell>
          <table:table-cell table:style-name="ce3" office:value-type="string" calcext:value-type="string">
            <text:p>Delay</text:p>
          </table:table-cell>
          <table:table-cell office:value-type="string" calcext:value-type="string">
            <text:p>&lt;Wartezeit&gt;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3" office:value-type="string" calcext:value-type="string">
            <text:p>TimerQuery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style-name="ce3" office:value-type="string" calcext:value-type="string">
            <text:p>TimerClear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style-name="ce3" office:value-type="string" calcext:value-type="string">
            <text:p>IfTimer</text:p>
          </table:table-cell>
          <table:table-cell office:value-type="string" calcext:value-type="string">
            <text:p>&lt;After | Every&gt; &lt;Zeitdauer&gt; &lt;Sprungziel&gt;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3" office:value-type="string" calcext:value-type="string">
            <text:p>Interrupt</text:p>
          </table:table-cell>
          <table:table-cell office:value-type="string" calcext:value-type="string">
            <text:p>&lt;After | Every&gt; &lt;Zeitdauer&gt; &lt;Zielmodulname&gt;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3" office:value-type="string" calcext:value-type="string">
            <text:p>QueryNow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 calcext:value-type="string">
            <text:p>Module</text:p>
          </table:table-cell>
          <table:table-cell office:value-type="string" calcext:value-type="string">
            <text:p>Call</text:p>
          </table:table-cell>
          <table:table-cell/>
          <table:table-cell office:value-type="string" calcext:value-type="string">
            <text:p>&lt;Modulname&gt; &lt;Zähle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llExt</text:p>
          </table:table-cell>
          <table:table-cell/>
          <table:table-cell office:value-type="string" calcext:value-type="string">
            <text:p>&lt;Modulname&gt; &lt;Zähle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etur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odule</text:p>
          </table:table-cell>
          <table:table-cell/>
          <table:table-cell office:value-type="string" calcext:value-type="string">
            <text:p>&lt;Name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End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 calcext:value-type="string">
            <text:p>Interaktion</text:p>
          </table:table-cell>
          <table:table-cell office:value-type="string" calcext:value-type="string">
            <text:p>Print</text:p>
          </table:table-cell>
          <table:table-cell/>
          <table:table-cell office:value-type="string" calcext:value-type="string">
            <text:p>&lt;Text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le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essage</text:p>
          </table:table-cell>
          <table:table-cell/>
          <table:table-cell office:value-type="string" calcext:value-type="string">
            <text:p>&lt;Text&gt;‘&lt;Buttontext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file</text:p>
          </table:table-cell>
          <table:table-cell/>
          <table:table-cell office:value-type="string" calcext:value-type="string">
            <text:p>&lt;0 | 1 | C&gt;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left="16.65mm" fo:margin-right="8.93mm" style:scale-to="9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1">00.00.0000</text:date>, <text:time style:data-style-name="N2" text:time-value="00:35:06.0218472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20:59:34.346275202</meta:creation-date>
    <dc:date>2017-12-31T00:38:56.312089471</dc:date>
    <meta:editing-duration>PT1H42M19S</meta:editing-duration>
    <meta:editing-cycles>3</meta:editing-cycles>
    <meta:generator>LibreOffice/5.3.5.2$Linux_X86_64 LibreOffice_project/30m0$Build-2</meta:generator>
    <meta:document-statistic meta:table-count="1" meta:cell-count="77" meta:object-count="0"/>
  </office:meta>
</office:document-meta>
</file>